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1.8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40.34mm" fo:break-before="auto" style:use-optimal-row-height="true"/>
    </style:style>
    <style:style style:name="ro6" style:family="table-row">
      <style:table-row-properties style:row-height="32.4mm" fo:break-before="page" style:use-optimal-row-height="true"/>
    </style:style>
    <style:style style:name="ro7" style:family="table-row">
      <style:table-row-properties style:row-height="28.43mm" fo:break-before="auto" style:use-optimal-row-height="true"/>
    </style:style>
    <style:style style:name="ro8" style:family="table-row">
      <style:table-row-properties style:row-height="32.4mm" fo:break-before="auto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transparent"/>
    </style:style>
    <style:style style:name="ce8" style:family="table-cell" style:parent-style-name="Default" style:data-style-name="N45">
      <style:table-cell-properties style:rotation-align="bottom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Annahme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string" calcext:value-type="string">
            <text:p>Zeitbedarf</text:p>
          </table:table-cell>
          <table:table-cell table:formula="of:=SUM([.B6:.B130])" office:value-type="time" office:time-value="PT00H05M18S" calcext:value-type="time">
            <text:p>05:18,00</text:p>
          </table:table-cell>
          <table:table-cell table:style-name="ce5" table:formula="of:=SUM([.C3:.C130])" office:value-type="time" office:time-value="PT00H03M24.2S" calcext:value-type="time">
            <text:p>03:24,20</text:p>
          </table:table-cell>
          <table:table-cell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 table:style-name="ce9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time" office:time-value="PT00H00M17S" calcext:value-type="time">
            <text:p>00:17,00</text:p>
          </table:table-cell>
          <table:table-cell table:style-name="ce5" office:value-type="time" office:time-value="PT00H00M13S" calcext:value-type="time">
            <text:p>00:13,00</text:p>
          </table:table-cell>
          <table:table-cell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style-name="ce5" office:value-type="time" office:time-value="PT00H00M01S" calcext:value-type="time">
            <text:p>00:01,00</text:p>
          </table:table-cell>
          <table:table-cell/>
        </table:table-row>
        <table:table-row table:style-name="ro1">
          <table:table-cell office:value-type="string" calcext:value-type="string">
            <text:p>Konfiguration und erneuter Neustar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.2S" calcext:value-type="time">
            <text:p>00:05,20</text:p>
          </table:table-cell>
          <table:table-cell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5S" calcext:value-type="time">
            <text:p>00:05,00</text:p>
          </table:table-cell>
          <table:table-cell table:style-name="ce6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style-name="ce8" office:value-type="time" office:time-value="PT00H00M07.4S" calcext:value-type="time" table:number-columns-spanned="1" table:number-rows-spanned="2">
            <text:p>00:07,40</text:p>
          </table:table-cell>
          <table:table-cell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9S" calcext:value-type="time">
            <text:p>00:09,00</text:p>
          </table:table-cell>
          <table:covered-table-cell table:style-name="ce5"/>
          <table:table-cell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3S" calcext:value-type="time">
            <text:p>00:03,00</text:p>
          </table:table-cell>
          <table:table-cell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S" calcext:value-type="time">
            <text:p>00:03,00</text:p>
          </table:table-cell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logout/-i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.3S" calcext:value-type="time">
            <text:p>00:03,30</text:p>
          </table:table-cell>
          <table:table-cell/>
        </table:table-row>
        <table:table-row table:style-name="ro1">
          <table:table-cell office:value-type="string" calcext:value-type="string">
            <text:p>sudo docker run armhf/hello-world</text:p>
          </table:table-cell>
          <table:table-cell/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office:value-type="string" calcext:value-type="string">
            <text:p>docker run -it arm32v6/alpine /bin/sh</text:p>
          </table:table-cell>
          <table:table-cell/>
          <table:table-cell table:style-name="ce5" office:value-type="time" office:time-value="PT00H00M02.3S" calcext:value-type="time">
            <text:p>00:02,30</text:p>
          </table:table-cell>
          <table:table-cell/>
        </table:table-row>
        <table:table-row table:style-name="ro1">
          <table:table-cell office:value-type="string" calcext:value-type="string">
            <text:p>Erstes Spielen: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arm32v6/alpine sh -c "while true; do date ; sleep 1 ; done"</text:p>
            <text:p/>
            <text:p>Docker stats, docker ps -a; docker stop; docker pause, docker unpause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nser erstes Dockerfile: cd ziai12/arm ; docker build -t mein-erstes-image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D<text:span text:style-name="T1">as Image basiert nun auf Alpine und php, php-fpm (über Port 9000)</text:span></text:p>
            <text:p/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{0..9}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i   in {0..9}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mit dem Browser quälen, siehe Präsentation. Hinweis auf top / htop und Swapspac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elleicht Temperatur anzeigen lassen?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Aufbau mit separatem, privaten Netzwerk:</text:p>
            <text:p>docker network create meinNetz</text:p>
            <text:p>docker rm -f $(docker ps -aq)</text:p>
            <text:p><text:span text:style-name="T3">docker run -d --name fpm --network meinNetz --network-alias phpfpm fpmimage</text:span></text:p>
            <text:p><text:span text:style-name="T3">docker run -dp 8080:80 --name mbr --network meinNetz mandel</text:span>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2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p addr; # (IP-Adresse raussuchen) ; </text:p>
            <text:p>docker swarm init --advertise-addr 192.168.21.49 # siehe IP addr</text:p>
            <text:p>docker swarm join-token manager</text:p>
            <text:p>cd ~/ziai12; ./addnas</text:p>
            <text:p>ls -lL nas</text:p>
            <text:p>docker node ls</text:p>
            <text:p>docker swarm join-token manager</text:p>
            <text:p>docker swarm join-token manager &gt; nas/manager-$(docker node ls -q)</text:p>
            <text:p>docker swarm join-token worker &gt; nas/worker-$(docker node ls -q)</text:p>
            <text:p/>
          </table:table-cell>
          <table:table-cell office:value-type="time" office:time-value="PT00H00M15S" calcext:value-type="time">
            <text:p>00:15,00</text:p>
          </table:table-cell>
          <table:table-cell table:style-name="ce5" office:value-type="time" office:time-value="PT00H00M15S" calcext:value-type="time">
            <text:p>00:15,00</text:p>
          </table:table-cell>
          <table:table-cell/>
        </table:table-row>
        <table:table-row table:style-name="ro6">
          <table:table-cell office:value-type="string" calcext:value-type="string">
            <text:p>Erzeugen der Shellscripte</text:p>
            <text:p/>
            <text:p>(echo -n "# " ; docker swarm join-token worker) &gt; nas/worker-$(docker node ls -q)</text:p>
            <text:p/>
            <text:p>for typ in worker manager ; do</text:p>
            <text:p>  (echo -n "# " ; docker swarm join-token $typ) &gt; nas/$typ-$(docker node ls -q) ;</text:p>
            <text:p>done</text:p>
            <text:p/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7">
          <table:table-cell office:value-type="string" calcext:value-type="string">
            <text:p>docker service create \</text:p>
            <text:p>--name=viz \</text:p>
            <text:p>--publish=8081:8080/tcp \</text:p>
            <text:p>--constraint=node.role==manager \</text:p>
            <text:p>--detach=false \</text:p>
            <text:p>--mount=type=bind,src=/var/run/docker.sock,dst=/var/run/docker.sock \</text:p>
            <text:p>alexellis2/visualizer-arm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network create --driver=overlay schwarmNetz</text:p>
          </table:table-cell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office:value-type="string" calcext:value-type="string">
            <text:p>docker network 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network inspect schwarmNetz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docker service create \</text:p>
            <text:p>--network schwarmNetz \</text:p>
            <text:p>--mode global \</text:p>
            <text:p>--name phpfpm \</text:p>
            <text:p>--detach=false \</text:p>
            <text:p>fpmimage</text:p>
            <text:p/>
          </table:table-cell>
          <table:table-cell table:style-name="Default"/>
          <table:table-cell table:number-columns-repeated="2"/>
        </table:table-row>
        <table:table-row table:style-name="ro8">
          <table:table-cell office:value-type="string" calcext:value-type="string">
            <text:p>docker service create \</text:p>
            <text:p>--network schwarmNetz \</text:p>
            <text:p>--mode replicated --replicas 4 \</text:p>
            <text:p>--publish 8080:80/tcp \</text:p>
            <text:p>--name mbr \</text:p>
            <text:p>--detach=false \</text:p>
            <text:p>mandel</text:p>
            <text:p/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ps mb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romium-browser http://172.17.0.1:8080/brot.php 2&gt;/dev/null &amp;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docker pull frickler24/mandel:1.0.1</text:p>
            <text:p>docker pull frickler24/mandel:1.0.3</text:p>
            <text:p>docker pull frickler24/fpmimage:1.0.1</text:p>
            <text:p>docker pull frickler24/fpmimage:1.0.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ht immer no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…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inspect --format="{{.Endpoint.VirtualIPs}}" mbr <text:s text:c="4"/>//// <text:s text:c="4"/>dnsdomainname -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lling update: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ce4"/>
          <table:table-cell/>
          <table:table-cell table:style-name="ce5"/>
          <table:table-cell/>
        </table:table-row>
        <table:table-row table:style-name="ro10">
          <table:table-cell table:style-name="ce4" office:value-type="string" calcext:value-type="string">
            <text:p>Service mit Unterstützung der amazon cloud</text:p>
          </table:table-cell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table:style-name="ce4"/>
          <table:table-cell/>
          <table:table-cell table:style-name="ce5"/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/>
            <text:p>docker service create --name=viz --publish=8081:8080/tcp --constraint=node.role==manager --detach=true  --mount=type=bind,src=/var/run/docker.sock,dst=/var/run/docker.sock alexellis2/visualizer-arm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104850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3:03:12.4519769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1-18T13:24:11.453666934</dc:date>
    <meta:editing-duration>P2DT12M27S</meta:editing-duration>
    <meta:editing-cycles>69</meta:editing-cycles>
    <meta:generator>LibreOffice/5.1.6.2$Linux_X86_64 LibreOffice_project/10m0$Build-2</meta:generator>
    <dc:creator>Lutz Eichler</dc:creator>
    <meta:printed-by>Lutz Eichler</meta:printed-by>
    <meta:print-date>2017-11-18T13:23:49.300539907</meta:print-date>
    <meta:document-statistic meta:table-count="1" meta:cell-count="110" meta:object-count="0"/>
  </office:meta>
</office:document-meta>
</file>